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Heading_20_1" style:list-style-name="WWNum3"/>
    <style:style style:name="P30" style:family="paragraph" style:parent-style-name="Heading_20_1" style:list-style-name="WWNum3">
      <style:paragraph-properties fo:break-before="auto" fo:break-after="auto"/>
    </style:style>
    <style:style style:name="P3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style:text-underline-style="none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aczyuw2yex2w"/><text:span text:style-name="T1">Aplicaciones Ofimáticas (Office Applications)</text:span><text:span text:style-name="T2"><text:line-break/></text:span><text:span text:style-name="T3">UD 07. Actividades evaluables 01</text:span></text:p>
      <text:p text:style-name="P1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1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2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1"><text:soft-page-break/><text:span text:style-name="T9"><text:s/>📕 </text:span><text:span text:style-name="T10">A entregar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8">Fecha de entrega</text:span></text:a><text:span text:style-name="T18"><text:tab/>3</text:span></text:p>
          <text:p text:style-name="P14"><text:a xlink:type="simple" xlink:href="#_9maybllx2a09" text:style-name="Index_20_Link" text:visited-style-name="Index_20_Link"><text:span text:style-name="T18">Observaciones previas a la realización de tareas evaluables</text:span></text:a><text:span text:style-name="T18"><text:tab/>3</text:span></text:p>
          <text:p text:style-name="P14"><text:a xlink:type="simple" xlink:href="#_mddm13ai61n6" text:style-name="Index_20_Link" text:visited-style-name="Index_20_Link"><text:span text:style-name="T18">Actividad 01</text:span></text:a><text:span text:style-name="T18"><text:tab/>3</text:span></text:p>
          <text:p text:style-name="P14"><text:a xlink:type="simple" xlink:href="#_zfin7g2mnwq7" text:style-name="Index_20_Link" text:visited-style-name="Index_20_Link"><text:span text:style-name="T18">Actividad 02</text:span></text:a><text:span text:style-name="T18"><text:tab/>3</text:span></text:p>
          <text:p text:style-name="P14"><text:a xlink:type="simple" xlink:href="#_2jrdb1qtixer" text:style-name="Index_20_Link" text:visited-style-name="Index_20_Link"><text:span text:style-name="T18">Actividad 03</text:span></text:a><text:span text:style-name="T18"><text:tab/>3</text:span></text:p>
          <text:p text:style-name="P14"><text:a xlink:type="simple" xlink:href="#_2onmo9h3ztu2" text:style-name="Index_20_Link" text:visited-style-name="Index_20_Link"><text:span text:style-name="T18">Actividad 04</text:span></text:a><text:span text:style-name="T18"><text:tab/>3</text:span></text:p>
          <text:p text:style-name="P14"><text:a xlink:type="simple" xlink:href="#_8iqjrcpfe8ob" text:style-name="Index_20_Link" text:visited-style-name="Index_20_Link"><text:span text:style-name="T18">Actividad 05</text:span></text:a><text:span text:style-name="T18"><text:tab/>4</text:span></text:p>
          <text:p text:style-name="P14"><text:a xlink:type="simple" xlink:href="#_7sj3mdof9442" text:style-name="Index_20_Link" text:visited-style-name="Index_20_Link"><text:span text:style-name="T18">Actividad 06</text:span></text:a><text:span text:style-name="T18"><text:tab/>4</text:span></text:p>
          <text:p text:style-name="P14"><text:a xlink:type="simple" xlink:href="#_ti3i7i5eioz" text:style-name="Index_20_Link" text:visited-style-name="Index_20_Link"><text:span text:style-name="T18">Actividad 07</text:span></text:a><text:span text:style-name="T18"><text:tab/>4</text:span></text:p>
          <text:p text:style-name="P14"><text:a xlink:type="simple" xlink:href="#_spn2v4iuia7a" text:style-name="Index_20_Link" text:visited-style-name="Index_20_Link"><text:span text:style-name="T18">Actividad 08</text:span></text:a><text:span text:style-name="T18"><text:tab/>4</text:span></text:p>
          <text:p text:style-name="P15"><text:a xlink:type="simple" xlink:href="#_8phph04b0fod" text:style-name="Index_20_Link" text:visited-style-name="Index_20_Link"><text:span text:style-name="T18">Actividad 09</text:span></text:a><text:span text:style-name="T18"><text:tab/>4</text:span></text:p>
        </text:index-body>
      </text:table-of-content>
      <text:p text:style-name="P16"/>
      <text:p text:style-name="P16"/>
      <text:p text:style-name="P16"/>
      <text:p text:style-name="P18"/>
      <text:p text:style-name="P18"/>
      <text:p text:style-name="P18"/>
      <text:p text:style-name="P19"/>
      <text:p text:style-name="P19"/>
      <text:p text:style-name="P20"><text:span text:style-name="T15">UD07. Actividades evaluables 01</text:span></text:p>
      <text:list xml:id="list3435420978" text:style-name="WWNum3">
        <text:list-item>
          <text:p text:style-name="P30"><text:bookmark text:name="_dbh0n1vac4c8"/>Fecha de entrega</text:p>
        </text:list-item>
      </text:list>
      <text:p text:style-name="Standard"><text:span text:style-name="T10">Fecha límite de entrega: </text:span><text:span text:style-name="T19">Miércoles 13 de octubre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23246279029531" text:continue-numbering="true" text:style-name="WWNum3">
        <text:list-item>
          <text:p text:style-name="P30"><text:bookmark text:name="_9maybllx2a09"/><text:soft-page-break/>Observaciones previas a la realización de tareas evaluables</text:p>
        </text:list-item>
      </text:list>
      <text:list xml:id="list2923085733" text:style-name="WWNum2">
        <text:list-item>
          <text:p text:style-name="P25">Para la entrega se requiere entregar varios ficheros, entrégalos comprimido en un único fichero con extensión “.zip”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123246222980797" text:continue-list="list123246279029531" text:style-name="WWNum3">
        <text:list-item>
          <text:p text:style-name="P30"><text:bookmark text:name="_mddm13ai61n6"/>Actividad 01</text:p>
        </text:list-item>
      </text:list>
      <text:p text:style-name="P10">Utiliza la herramienta <text:a xlink:type="simple" xlink:href="https://logomaster.ai/" text:style-name="ListLabel_20_19" text:visited-style-name="ListLabel_20_19"><text:span text:style-name="T20">https://logomaster.ai/</text:span></text:a> o <text:a xlink:type="simple" xlink:href="https://coollogo.com/" text:style-name="ListLabel_20_19" text:visited-style-name="ListLabel_20_19"><text:span text:style-name="T20">https://coollogo.com/</text:span></text:a> para generar un logo con tu nombre y primer apellido, con algún tipo de fondo</text:p>
      <text:p text:style-name="P11"><text:span text:style-name="T9"><text:s/>📕 </text:span><text:span text:style-name="T10">A entregar: </text:span>imagen nombrada como “UDXXactividadYY-tunombre.png”</text:p>
      <text:list xml:id="list123246247288242" text:continue-numbering="true" text:style-name="WWNum3">
        <text:list-item>
          <text:p text:style-name="P29"><text:bookmark text:name="_zfin7g2mnwq7"/>Actividad 02</text:p>
        </text:list-item>
      </text:list>
      <text:p text:style-name="P10">Utiliza la web <text:a xlink:type="simple" xlink:href="https://www.remove.bg/es" text:style-name="ListLabel_20_19" text:visited-style-name="ListLabel_20_19"><text:span text:style-name="T20">https://www.remove.bg/es</text:span></text:a> para eliminar el fondo de la imagen de la actividad anterior.</text:p>
      <text:p text:style-name="P11"><text:span text:style-name="T9"><text:s/>📕 </text:span><text:span text:style-name="T10">A entregar: </text:span>imagen nombrada como “UDXXactividadYY-tunombre.png”</text:p>
      <text:list xml:id="list123247511310764" text:continue-numbering="true" text:style-name="WWNum3">
        <text:list-item>
          <text:p text:style-name="P29"><text:bookmark text:name="_2jrdb1qtixer"/>Actividad 03</text:p>
        </text:list-item>
      </text:list>
      <text:p text:style-name="Standard">Utiliza un sistema de generación online de imágenes como <text:a xlink:type="simple" xlink:href="https://www.craiyon.com/" text:style-name="ListLabel_20_19" text:visited-style-name="ListLabel_20_19"><text:span text:style-name="T20">https://www.craiyon.com/</text:span></text:a> <text:s/>o <text:a xlink:type="simple" xlink:href="https://huggingface.co/spaces/multimodalart/latentdiffusion" text:style-name="ListLabel_20_19" text:visited-style-name="ListLabel_20_19"><text:span text:style-name="T20">https://huggingface.co/spaces/multimodalart/latentdiffusion</text:span></text:a> que genere una imagen de “Homer Simpson en estilo manga estudiando aplicaciones ofimáticas” (recuerda que en estas aplicaciones deberás darle la descripción en inglés”.</text:p>
      <text:p text:style-name="P11"><text:span text:style-name="T9"><text:s/>📕 </text:span><text:span text:style-name="T10">A entregar: </text:span>imagen nombrada como “UDXXactividadYY-tunombre.png”.</text:p>
      <text:list xml:id="list123247524684411" text:continue-numbering="true" text:style-name="WWNum3">
        <text:list-item>
          <text:p text:style-name="P29"><text:bookmark text:name="_2onmo9h3ztu2"/>Actividad 04</text:p>
        </text:list-item>
      </text:list>
      <text:p text:style-name="Standard">Utilizando la web <text:a xlink:type="simple" xlink:href="https://onlineimagetools.com/" text:style-name="ListLabel_20_19" text:visited-style-name="ListLabel_20_19"><text:span text:style-name="T20">https://onlineimagetools.com/</text:span></text:a> realiza las siguientes operaciones a la imagen generada anteriormente. Las operaciones son:</text:p>
      <text:list xml:id="list360542458" text:style-name="WWNum1">
        <text:list-item>
          <text:p text:style-name="P26">Desenfocado de cara.</text:p>
        </text:list-item>
        <text:list-item>
          <text:p text:style-name="P27">Pixelado de cara.</text:p>
        </text:list-item>
        <text:list-item>
          <text:p text:style-name="P27">Imagen en escala de grises.</text:p>
        </text:list-item>
        <text:list-item>
          <text:p text:style-name="P27">Reducir calidad y peso de la imagen.</text:p>
        </text:list-item>
        <text:list-item>
          <text:p text:style-name="P27">Volteado vertical.</text:p>
        </text:list-item>
        <text:list-item>
          <text:p text:style-name="P27">Recortado de la cara de una imagen.</text:p>
        </text:list-item>
        <text:list-item>
          <text:p text:style-name="P27">Añadir texto a la imagen.</text:p>
        </text:list-item>
        <text:list-item>
          <text:p text:style-name="P27">Añadir borde a una imagen.</text:p>
        </text:list-item>
        <text:list-item>
          <text:p text:style-name="P28">Convertir imagen de PNG a JPEG.</text:p>
        </text:list-item>
      </text:list>
      <text:p text:style-name="Standard">Además, utilizando <text:a xlink:type="simple" xlink:href="https://letsenhance.io/" text:style-name="ListLabel_20_19" text:visited-style-name="ListLabel_20_19"><text:span text:style-name="T20">https://letsenhance.io/</text:span></text:a> o similar, aumentad la calidad de la imágen origina.</text:p>
      <text:p text:style-name="Standard">Cada operación debe guardarse en una imagen diferente.</text:p>
      <text:p text:style-name="P11"><text:span text:style-name="T9"><text:s/>📕 </text:span><text:span text:style-name="T10">A entregar: </text:span>cada una de las imágenes generadas. Estas imágenes deben nombrarse de la siguiente forma “UDXXactividadYY-operacionZZ-tunombre.png”.</text:p>
      <text:list xml:id="list123247365464934" text:continue-list="list123247524684411" text:style-name="WWNum3">
        <text:list-item>
          <text:p text:style-name="P29"><text:bookmark text:name="_8iqjrcpfe8ob"/><text:soft-page-break/>Actividad 05</text:p>
        </text:list-item>
      </text:list>
      <text:p text:style-name="Standard">Siguiendo el curso de Shotcut de la comunidad <text:a xlink:type="simple" xlink:href="https://shotcutvideo.com/" text:style-name="ListLabel_20_19" text:visited-style-name="ListLabel_20_19"><text:span text:style-name="T20">https://shotcutvideo.com/</text:span></text:a> disponible en <text:a xlink:type="simple" xlink:href="https://www.youtube.com/playlist?list=PLftz0xu7BpyT_pcSWGNSWux5sV_VZ3zQ2" text:style-name="ListLabel_20_19" text:visited-style-name="ListLabel_20_19"><text:span text:style-name="T20">https://www.youtube.com/playlist?list=PLftz0xu7BpyT_pcSWGNSWux5sV_VZ3zQ2</text:span></text:a> debemos llevar a cabo el primer proyecto, disponible en <text:a xlink:type="simple" xlink:href="https://youtu.be/2Q2lFj3KsBU" text:style-name="ListLabel_20_19" text:visited-style-name="ListLabel_20_19"><text:span text:style-name="T20">https://youtu.be/2Q2lFj3KsBU</text:span></text:a></text:p>
      <text:p text:style-name="P11"><text:span text:style-name="T9"><text:s/>📕 </text:span><text:span text:style-name="T10">A entregar: </text:span>entrega de video con el proyecto realizado, previa muestra al profesorado para que de la aprobación a la entrega.</text:p>
      <text:list xml:id="list123247444583662" text:continue-numbering="true" text:style-name="WWNum3">
        <text:list-item>
          <text:p text:style-name="P29"><text:bookmark text:name="_7sj3mdof9442"/>Actividad 06</text:p>
        </text:list-item>
      </text:list>
      <text:p text:style-name="Standard">Siguiendo el curso de Shotcut de la comunidad <text:a xlink:type="simple" xlink:href="https://shotcutvideo.com/" text:style-name="ListLabel_20_19" text:visited-style-name="ListLabel_20_19"><text:span text:style-name="T20">https://shotcutvideo.com/</text:span></text:a> disponible en <text:a xlink:type="simple" xlink:href="https://www.youtube.com/playlist?list=PLftz0xu7BpyT_pcSWGNSWux5sV_VZ3zQ2" text:style-name="ListLabel_20_19" text:visited-style-name="ListLabel_20_19"><text:span text:style-name="T20">https://www.youtube.com/playlist?list=PLftz0xu7BpyT_pcSWGNSWux5sV_VZ3zQ2</text:span></text:a> debemos llevar a cabo el segundo proyecto, disponible en <text:a xlink:type="simple" xlink:href="https://youtu.be/X701in1yofw" text:style-name="ListLabel_20_19" text:visited-style-name="ListLabel_20_19"><text:span text:style-name="T20">https://youtu.be/X701in1yofw</text:span></text:a> </text:p>
      <text:p text:style-name="P11"><text:span text:style-name="T9"><text:s/>📕 </text:span><text:span text:style-name="T10">A entregar: </text:span>entrega de video con el proyecto realizado, previa muestra al profesorado para que de la aprobación a la entrega.</text:p>
      <text:list xml:id="list123247999171279" text:continue-numbering="true" text:style-name="WWNum3">
        <text:list-item>
          <text:p text:style-name="P29"><text:bookmark text:name="_ti3i7i5eioz"/>Actividad 07</text:p>
        </text:list-item>
      </text:list>
      <text:p text:style-name="Standard">Siguiendo el curso de Shotcut de la comunidad <text:a xlink:type="simple" xlink:href="https://shotcutvideo.com/" text:style-name="ListLabel_20_19" text:visited-style-name="ListLabel_20_19"><text:span text:style-name="T20">https://shotcutvideo.com/</text:span></text:a> disponible en <text:a xlink:type="simple" xlink:href="https://www.youtube.com/playlist?list=PLftz0xu7BpyT_pcSWGNSWux5sV_VZ3zQ2" text:style-name="ListLabel_20_19" text:visited-style-name="ListLabel_20_19"><text:span text:style-name="T20">https://www.youtube.com/playlist?list=PLftz0xu7BpyT_pcSWGNSWux5sV_VZ3zQ2</text:span></text:a> debemos llevar a cabo el tercer proyecto, disponible en <text:a xlink:type="simple" xlink:href="https://youtu.be/d1R0gf5SIYw" text:style-name="ListLabel_20_19" text:visited-style-name="ListLabel_20_19"><text:span text:style-name="T20">https://youtu.be/d1R0gf5SIYw</text:span></text:a> </text:p>
      <text:p text:style-name="P11"><text:span text:style-name="T9"><text:s/>📕 </text:span><text:span text:style-name="T10">A entregar: </text:span>entrega de video con el proyecto realizado, previa muestra al profesorado para que de la aprobación a la entrega.</text:p>
      <text:list xml:id="list123246938155718" text:continue-numbering="true" text:style-name="WWNum3">
        <text:list-item>
          <text:p text:style-name="P29"><text:bookmark text:name="_spn2v4iuia7a"/>Actividad 08</text:p>
        </text:list-item>
      </text:list>
      <text:p text:style-name="Standard">Genera un video de audio saludando a la clase, donde haya eliminar ruido de fondo y modificar el volumen. Modifica el audio usando las herramientas <text:a xlink:type="simple" xlink:href="https://audiotoolset.com/" text:style-name="ListLabel_20_19" text:visited-style-name="ListLabel_20_19"><text:span text:style-name="T20">https://audiotoolset.com/</text:span></text:a> o Audacity <text:a xlink:type="simple" xlink:href="https://audacity.es/" text:style-name="ListLabel_20_19" text:visited-style-name="ListLabel_20_19"><text:span text:style-name="T20">https://audacity.es/</text:span></text:a>.</text:p>
      <text:p text:style-name="P11"><text:span text:style-name="T9"><text:s/>📕 </text:span><text:span text:style-name="T10">A entregar: </text:span>entrega del audio original, así como el audio mejorado utilizando las herramientas propuestas.</text:p>
      <text:list xml:id="list123246851399981" text:continue-numbering="true" text:style-name="WWNum3">
        <text:list-item>
          <text:p text:style-name="P29"><text:bookmark text:name="_8phph04b0fod"/>Actividad 09</text:p>
        </text:list-item>
      </text:list>
      <text:p text:style-name="Standard">Realiza una narración (video + audio) de algunas de las presentaciones individuales realizadas en la unidad anterior. Puedes narrar desde el propio <text:a xlink:type="simple" xlink:href="https://canva.com" text:style-name="ListLabel_20_19" text:visited-style-name="ListLabel_20_19"><text:span text:style-name="T20">https://canva.com</text:span></text:a> o desde Shotcut. Debes elegir una presentación en inglés (y narrarla en inglés) y otra en castellano (y narrarla en castellano). Utiliza las herramientas <text:a xlink:type="simple" xlink:href="https://audiotoolset.com/" text:style-name="ListLabel_20_19" text:visited-style-name="ListLabel_20_19"><text:span text:style-name="T20">https://audiotoolset.com/</text:span></text:a> o Audacity <text:a xlink:type="simple" xlink:href="https://audacity.es/" text:style-name="ListLabel_20_19" text:visited-style-name="ListLabel_20_19"><text:span text:style-name="T20">https://audacity.es/</text:span></text:a> para eliminar ruido y ajustar el volumen según haga falta.</text:p>
      <text:p text:style-name="P11"><text:span text:style-name="T9"><text:s/>📕 </text:span><text:span text:style-name="T10">A entregar: </text:span>entrega de los videos narrados generados (uno en inglés y otro en castellano), previa muestra al profesorado para que de la aprobación a la entreg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7. Actividades evaluables 01</text:span></text:p>
      </style:header>
      <style:footer>
        <text:p text:style-name="MP4"><text:span text:style-name="MT1">Aplicaciones Ofimáticas (Office Applications)<text:tab/><text:tab/>UD07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4" meta:paragraph-count="73" meta:word-count="740" meta:character-count="5148" meta:non-whitespace-character-count="4479"/>
    <meta:generator>LibreOfficeDev/6.0.5.2$Linux_X86_64 LibreOffice_project/</meta:generator>
  </office:meta>
</office:document-meta>
</file>